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Pictures/2000003D00002B76000017DBC4525B10A2EC61E0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10.69mm"/>
    </style:style>
    <style:style style:name="co2" style:family="table-column">
      <style:table-column-properties fo:break-before="auto" style:column-width="4.74mm"/>
    </style:style>
    <style:style style:name="co3" style:family="table-column">
      <style:table-column-properties fo:break-before="auto" style:column-width="8.57mm"/>
    </style:style>
    <style:style style:name="co4" style:family="table-column">
      <style:table-column-properties fo:break-before="auto" style:column-width="24.9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etail" table:style-name="ta1">
        <table:shapes>
          <draw:frame draw:z-index="0" draw:style-name="gr1" draw:text-style-name="P1" svg:width="111.24mm" svg:height="61.05mm" svg:x="175.84mm" svg:y="81.65mm">
            <loext:p draw:notify-on-update-of-ranges="detail.A1:detail.A1 detail.I1:detail.I8 detail.A9:detail.A9 detail.I9:detail.I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6.86mm" svg:height="45.88mm" svg:x="9.25mm" svg:y="77.49mm">
            <loext:p draw:notify-on-update-of-ranges="detail.A1:detail.A1 detail.G1:detail.G8 detail.A9:detail.A9 detail.G9:detail.G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office:value-type="string" calcext:value-type="string">
            <text:p>vitAl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29" calcext:value-type="float">
            <text:p>629</text:p>
          </table:table-cell>
          <table:table-cell office:value-type="float" office:value="0.00739523418241578" calcext:value-type="float">
            <text:p>0.0073952342</text:p>
          </table:table-cell>
          <table:table-cell office:value-type="float" office:value="0.505751848808546" calcext:value-type="float">
            <text:p>0.5057518488</text:p>
          </table:table-cell>
          <table:table-cell office:value-type="float" office:value="0.511111111111111" calcext:value-type="float">
            <text:p>0.5111111111</text:p>
          </table:table-cell>
          <table:table-cell office:value-type="float" office:value="0.018898931799507" calcext:value-type="float">
            <text:p>0.0188989318</text:p>
          </table:table-cell>
          <table:table-cell office:value-type="float" office:value="0.0364500792393027" calcext:value-type="float">
            <text:p>0.0364500792</text:p>
          </table:table-cell>
          <table:table-cell office:value-type="float" office:value="0.504519309778143" calcext:value-type="float">
            <text:p>0.5045193098</text:p>
          </table:table-cell>
          <table:table-cell office:value-type="float" office:value="0.444444444444444" calcext:value-type="float">
            <text:p>0.4444444444</text:p>
          </table:table-cell>
          <table:table-cell office:value-type="float" office:value="0.0164338537387017" calcext:value-type="float">
            <text:p>0.0164338537</text:p>
          </table:table-cell>
          <table:table-cell office:value-type="float" office:value="0.0316957210776545" calcext:value-type="float">
            <text:p>0.0316957211</text:p>
          </table:table-cell>
        </table:table-row>
        <table:table-row table:style-name="ro1">
          <table:table-cell office:value-type="string" calcext:value-type="string">
            <text:p>vitAl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29" calcext:value-type="float">
            <text:p>629</text:p>
          </table:table-cell>
          <table:table-cell office:value-type="float" office:value="0.0443714050944947" calcext:value-type="float">
            <text:p>0.0443714051</text:p>
          </table:table-cell>
          <table:table-cell office:value-type="float" office:value="0.50493015612161" calcext:value-type="float">
            <text:p>0.5049301561</text:p>
          </table:table-cell>
          <table:table-cell office:value-type="float" office:value="0.33502538071066" calcext:value-type="float">
            <text:p>0.3350253807</text:p>
          </table:table-cell>
          <table:table-cell office:value-type="float" office:value="0.0542317173377157" calcext:value-type="float">
            <text:p>0.0542317173</text:p>
          </table:table-cell>
          <table:table-cell office:value-type="float" office:value="0.0933521923620934" calcext:value-type="float">
            <text:p>0.0933521924</text:p>
          </table:table-cell>
          <table:table-cell office:value-type="float" office:value="0.500410846343468" calcext:value-type="float">
            <text:p>0.5004108463</text:p>
          </table:table-cell>
          <table:table-cell office:value-type="float" office:value="0.279187817258883" calcext:value-type="float">
            <text:p>0.2791878173</text:p>
          </table:table-cell>
          <table:table-cell office:value-type="float" office:value="0.0451930977814297" calcext:value-type="float">
            <text:p>0.0451930978</text:p>
          </table:table-cell>
          <table:table-cell office:value-type="float" office:value="0.0777934936350778" calcext:value-type="float">
            <text:p>0.0777934936</text:p>
          </table:table-cell>
        </table:table-row>
        <table:table-row table:style-name="ro1">
          <table:table-cell office:value-type="string" calcext:value-type="string">
            <text:p>vitAll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29" calcext:value-type="float">
            <text:p>629</text:p>
          </table:table-cell>
          <table:table-cell office:value-type="float" office:value="0.179950698438784" calcext:value-type="float">
            <text:p>0.1799506984</text:p>
          </table:table-cell>
          <table:table-cell office:value-type="float" office:value="0.45480690221857" calcext:value-type="float">
            <text:p>0.4548069022</text:p>
          </table:table-cell>
          <table:table-cell office:value-type="float" office:value="0.1744" calcext:value-type="float">
            <text:p>0.1744</text:p>
          </table:table-cell>
          <table:table-cell office:value-type="float" office:value="0.0895645028759244" calcext:value-type="float">
            <text:p>0.0895645029</text:p>
          </table:table-cell>
          <table:table-cell office:value-type="float" office:value="0.118349619978284" calcext:value-type="float">
            <text:p>0.11834962</text:p>
          </table:table-cell>
          <table:table-cell office:value-type="float" office:value="0.445768282662284" calcext:value-type="float">
            <text:p>0.4457682827</text:p>
          </table:table-cell>
          <table:table-cell office:value-type="float" office:value="0.1392" calcext:value-type="float">
            <text:p>0.1392</text:p>
          </table:table-cell>
          <table:table-cell office:value-type="float" office:value="0.0714872637633525" calcext:value-type="float">
            <text:p>0.0714872638</text:p>
          </table:table-cell>
          <table:table-cell office:value-type="float" office:value="0.0944625407166124" calcext:value-type="float">
            <text:p>0.0944625407</text:p>
          </table:table-cell>
        </table:table-row>
        <table:table-row table:style-name="ro1">
          <table:table-cell office:value-type="string" calcext:value-type="string">
            <text:p>vitA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29" calcext:value-type="float">
            <text:p>629</text:p>
          </table:table-cell>
          <table:table-cell office:value-type="float" office:value="0.414954806902219" calcext:value-type="float">
            <text:p>0.4149548069</text:p>
          </table:table-cell>
          <table:table-cell office:value-type="float" office:value="0.346343467543139" calcext:value-type="float">
            <text:p>0.3463434675</text:p>
          </table:table-cell>
          <table:table-cell office:value-type="float" office:value="0.104967948717949" calcext:value-type="float">
            <text:p>0.1049679487</text:p>
          </table:table-cell>
          <table:table-cell office:value-type="float" office:value="0.107641741988496" calcext:value-type="float">
            <text:p>0.107641742</text:p>
          </table:table-cell>
          <table:table-cell office:value-type="float" office:value="0.106288032454361" calcext:value-type="float">
            <text:p>0.1062880325</text:p>
          </table:table-cell>
          <table:table-cell office:value-type="float" office:value="0.33442892358258" calcext:value-type="float">
            <text:p>0.3344289236</text:p>
          </table:table-cell>
          <table:table-cell office:value-type="float" office:value="0.0817307692307692" calcext:value-type="float">
            <text:p>0.0817307692</text:p>
          </table:table-cell>
          <table:table-cell office:value-type="float" office:value="0.0838126540673788" calcext:value-type="float">
            <text:p>0.0838126541</text:p>
          </table:table-cell>
          <table:table-cell office:value-type="float" office:value="0.0827586206896552" calcext:value-type="float">
            <text:p>0.0827586207</text:p>
          </table:table-cell>
        </table:table-row>
        <table:table-row table:style-name="ro1">
          <table:table-cell office:value-type="string" calcext:value-type="string">
            <text:p>vitAl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29" calcext:value-type="float">
            <text:p>629</text:p>
          </table:table-cell>
          <table:table-cell office:value-type="float" office:value="0.141929499072356" calcext:value-type="float">
            <text:p>0.1419294991</text:p>
          </table:table-cell>
          <table:table-cell office:value-type="float" office:value="0.476609541454377" calcext:value-type="float">
            <text:p>0.4766095415</text:p>
          </table:table-cell>
          <table:table-cell office:value-type="float" office:value="0.220806794055202" calcext:value-type="float">
            <text:p>0.2208067941</text:p>
          </table:table-cell>
          <table:table-cell office:value-type="float" office:value="0.0962072155411656" calcext:value-type="float">
            <text:p>0.0962072155</text:p>
          </table:table-cell>
          <table:table-cell office:value-type="float" office:value="0.134020618556701" calcext:value-type="float">
            <text:p>0.1340206186</text:p>
          </table:table-cell>
          <table:table-cell office:value-type="float" office:value="0.460861509958314" calcext:value-type="float">
            <text:p>0.46086151</text:p>
          </table:table-cell>
          <table:table-cell office:value-type="float" office:value="0.148619957537155" calcext:value-type="float">
            <text:p>0.1486199575</text:p>
          </table:table-cell>
          <table:table-cell office:value-type="float" office:value="0.0647548566142461" calcext:value-type="float">
            <text:p>0.0647548566</text:p>
          </table:table-cell>
          <table:table-cell office:value-type="float" office:value="0.0902061855670103" calcext:value-type="float">
            <text:p>0.0902061856</text:p>
          </table:table-cell>
        </table:table-row>
        <table:table-row table:style-name="ro1">
          <table:table-cell office:value-type="string" calcext:value-type="string">
            <text:p>vitAl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29" calcext:value-type="float">
            <text:p>629</text:p>
          </table:table-cell>
          <table:table-cell office:value-type="float" office:value="0.297452752670501" calcext:value-type="float">
            <text:p>0.2974527527</text:p>
          </table:table-cell>
          <table:table-cell office:value-type="float" office:value="0.400575184880855" calcext:value-type="float">
            <text:p>0.4005751849</text:p>
          </table:table-cell>
          <table:table-cell office:value-type="float" office:value="0.128068303094984" calcext:value-type="float">
            <text:p>0.1280683031</text:p>
          </table:table-cell>
          <table:table-cell office:value-type="float" office:value="0.0986031224322104" calcext:value-type="float">
            <text:p>0.0986031224</text:p>
          </table:table-cell>
          <table:table-cell office:value-type="float" office:value="0.11142061281337" calcext:value-type="float">
            <text:p>0.1114206128</text:p>
          </table:table-cell>
          <table:table-cell office:value-type="float" office:value="0.385373870172555" calcext:value-type="float">
            <text:p>0.3853738702</text:p>
          </table:table-cell>
          <table:table-cell office:value-type="float" office:value="0.0885805763073639" calcext:value-type="float">
            <text:p>0.0885805763</text:p>
          </table:table-cell>
          <table:table-cell office:value-type="float" office:value="0.0682004930156122" calcext:value-type="float">
            <text:p>0.068200493</text:p>
          </table:table-cell>
          <table:table-cell office:value-type="float" office:value="0.0770659238625813" calcext:value-type="float">
            <text:p>0.0770659239</text:p>
          </table:table-cell>
        </table:table-row>
        <table:table-row table:style-name="ro1">
          <table:table-cell office:value-type="string" calcext:value-type="string">
            <text:p>vitAll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29" calcext:value-type="float">
            <text:p>629</text:p>
          </table:table-cell>
          <table:table-cell office:value-type="float" office:value="0.47493837304848" calcext:value-type="float">
            <text:p>0.474938373</text:p>
          </table:table-cell>
          <table:table-cell office:value-type="float" office:value="0.317995069843878" calcext:value-type="float">
            <text:p>0.3179950698</text:p>
          </table:table-cell>
          <table:table-cell office:value-type="float" office:value="0.101275318829707" calcext:value-type="float">
            <text:p>0.1012753188</text:p>
          </table:table-cell>
          <table:table-cell office:value-type="float" office:value="0.110928512736237" calcext:value-type="float">
            <text:p>0.1109285127</text:p>
          </table:table-cell>
          <table:table-cell office:value-type="float" office:value="0.105882352941176" calcext:value-type="float">
            <text:p>0.1058823529</text:p>
          </table:table-cell>
          <table:table-cell office:value-type="float" office:value="0.301972062448644" calcext:value-type="float">
            <text:p>0.3019720624</text:p>
          </table:table-cell>
          <table:table-cell office:value-type="float" office:value="0.0720180045011253" calcext:value-type="float">
            <text:p>0.0720180045</text:p>
          </table:table-cell>
          <table:table-cell office:value-type="float" office:value="0.0788824979457683" calcext:value-type="float">
            <text:p>0.0788824979</text:p>
          </table:table-cell>
          <table:table-cell office:value-type="float" office:value="0.0752941176470588" calcext:value-type="float">
            <text:p>0.0752941176</text:p>
          </table:table-cell>
        </table:table-row>
        <table:table-row table:style-name="ro1">
          <table:table-cell office:value-type="string" calcext:value-type="string">
            <text:p>vitAll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29" calcext:value-type="float">
            <text:p>629</text:p>
          </table:table-cell>
          <table:table-cell office:value-type="float" office:value="0.588331963845522" calcext:value-type="float">
            <text:p>0.5883319638</text:p>
          </table:table-cell>
          <table:table-cell office:value-type="float" office:value="0.260476581758422" calcext:value-type="float">
            <text:p>0.2604765818</text:p>
          </table:table-cell>
          <table:table-cell office:value-type="float" office:value="0.0821494749845584" calcext:value-type="float">
            <text:p>0.082149475</text:p>
          </table:table-cell>
          <table:table-cell office:value-type="float" office:value="0.109285127362366" calcext:value-type="float">
            <text:p>0.1092851274</text:p>
          </table:table-cell>
          <table:table-cell office:value-type="float" office:value="0.0937940761636107" calcext:value-type="float">
            <text:p>0.0937940762</text:p>
          </table:table-cell>
          <table:table-cell office:value-type="float" office:value="0.246507806080526" calcext:value-type="float">
            <text:p>0.2465078061</text:p>
          </table:table-cell>
          <table:table-cell office:value-type="float" office:value="0.0611488573193329" calcext:value-type="float">
            <text:p>0.0611488573</text:p>
          </table:table-cell>
          <table:table-cell office:value-type="float" office:value="0.0813475760065736" calcext:value-type="float">
            <text:p>0.081347576</text:p>
          </table:table-cell>
          <table:table-cell office:value-type="float" office:value="0.0698166431593794" calcext:value-type="float">
            <text:p>0.0698166432</text:p>
          </table:table-cell>
        </table:table-row>
        <table:table-row table:style-name="ro1">
          <table:table-cell office:value-type="string" calcext:value-type="string">
            <text:p>vitEL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29" calcext:value-type="float">
            <text:p>629</text:p>
          </table:table-cell>
          <table:table-cell office:value-type="float" office:value="0.0057518488085456" calcext:value-type="float">
            <text:p>0.0057518488</text:p>
          </table:table-cell>
          <table:table-cell office:value-type="float" office:value="0.497945768282662" calcext:value-type="float">
            <text:p>0.4979457683</text:p>
          </table:table-cell>
          <table:table-cell office:value-type="float" office:value="0.166666666666667" calcext:value-type="float">
            <text:p>0.1666666667</text:p>
          </table:table-cell>
          <table:table-cell office:value-type="float" office:value="0.00164338537387017" calcext:value-type="float">
            <text:p>0.0016433854</text:p>
          </table:table-cell>
          <table:table-cell office:value-type="float" office:value="0.0032546786004882" calcext:value-type="float">
            <text:p>0.0032546786</text:p>
          </table:table-cell>
          <table:table-cell office:value-type="float" office:value="0.497945768282662" calcext:value-type="float">
            <text:p>0.4979457683</text:p>
          </table:table-cell>
          <table:table-cell office:value-type="float" office:value="0.166666666666667" calcext:value-type="float">
            <text:p>0.1666666667</text:p>
          </table:table-cell>
          <table:table-cell office:value-type="float" office:value="0.00164338537387017" calcext:value-type="float">
            <text:p>0.0016433854</text:p>
          </table:table-cell>
          <table:table-cell office:value-type="float" office:value="0.0032546786004882" calcext:value-type="float">
            <text:p>0.0032546786</text:p>
          </table:table-cell>
        </table:table-row>
        <table:table-row table:style-name="ro1">
          <table:table-cell office:value-type="string" calcext:value-type="string">
            <text:p>vitEL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29" calcext:value-type="float">
            <text:p>629</text:p>
          </table:table-cell>
          <table:table-cell office:value-type="float" office:value="0.0123253903040263" calcext:value-type="float">
            <text:p>0.0123253903</text:p>
          </table:table-cell>
          <table:table-cell office:value-type="float" office:value="0.505751848808546" calcext:value-type="float">
            <text:p>0.5057518488</text:p>
          </table:table-cell>
          <table:table-cell office:value-type="float" office:value="0.491525423728814" calcext:value-type="float">
            <text:p>0.4915254237</text:p>
          </table:table-cell>
          <table:table-cell office:value-type="float" office:value="0.0238290879211175" calcext:value-type="float">
            <text:p>0.0238290879</text:p>
          </table:table-cell>
          <table:table-cell office:value-type="float" office:value="0.0454545454545455" calcext:value-type="float">
            <text:p>0.0454545455</text:p>
          </table:table-cell>
          <table:table-cell office:value-type="float" office:value="0.502465078060805" calcext:value-type="float">
            <text:p>0.5024650781</text:p>
          </table:table-cell>
          <table:table-cell office:value-type="float" office:value="0.35593220338983" calcext:value-type="float">
            <text:p>0.3559322034</text:p>
          </table:table-cell>
          <table:table-cell office:value-type="float" office:value="0.0172555464256368" calcext:value-type="float">
            <text:p>0.0172555464</text:p>
          </table:table-cell>
          <table:table-cell office:value-type="float" office:value="0.0329153605015674" calcext:value-type="float">
            <text:p>0.0329153605</text:p>
          </table:table-cell>
        </table:table-row>
        <table:table-row table:style-name="ro1">
          <table:table-cell office:value-type="string" calcext:value-type="string">
            <text:p>vitEL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29" calcext:value-type="float">
            <text:p>629</text:p>
          </table:table-cell>
          <table:table-cell office:value-type="float" office:value="0.0657354149548069" calcext:value-type="float">
            <text:p>0.065735415</text:p>
          </table:table-cell>
          <table:table-cell office:value-type="float" office:value="0.500410846343468" calcext:value-type="float">
            <text:p>0.5004108463</text:p>
          </table:table-cell>
          <table:table-cell office:value-type="float" office:value="0.327935222672065" calcext:value-type="float">
            <text:p>0.3279352227</text:p>
          </table:table-cell>
          <table:table-cell office:value-type="float" office:value="0.066557107641742" calcext:value-type="float">
            <text:p>0.0665571076</text:p>
          </table:table-cell>
          <table:table-cell office:value-type="float" office:value="0.110655737704918" calcext:value-type="float">
            <text:p>0.1106557377</text:p>
          </table:table-cell>
          <table:table-cell office:value-type="float" office:value="0.493015612161052" calcext:value-type="float">
            <text:p>0.4930156122</text:p>
          </table:table-cell>
          <table:table-cell office:value-type="float" office:value="0.255060728744939" calcext:value-type="float">
            <text:p>0.2550607287</text:p>
          </table:table-cell>
          <table:table-cell office:value-type="float" office:value="0.0517666392769104" calcext:value-type="float">
            <text:p>0.0517666393</text:p>
          </table:table-cell>
          <table:table-cell office:value-type="float" office:value="0.0860655737704918" calcext:value-type="float">
            <text:p>0.0860655738</text:p>
          </table:table-cell>
        </table:table-row>
        <table:table-row table:style-name="ro1">
          <table:table-cell office:value-type="string" calcext:value-type="string">
            <text:p>vitEL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29" calcext:value-type="float">
            <text:p>629</text:p>
          </table:table-cell>
          <table:table-cell office:value-type="float" office:value="0.224747474747475" calcext:value-type="float">
            <text:p>0.2247474747</text:p>
          </table:table-cell>
          <table:table-cell office:value-type="float" office:value="0.445006321112516" calcext:value-type="float">
            <text:p>0.4450063211</text:p>
          </table:table-cell>
          <table:table-cell office:value-type="float" office:value="0.177865612648221" calcext:value-type="float">
            <text:p>0.1778656126</text:p>
          </table:table-cell>
          <table:table-cell office:value-type="float" office:value="0.113924050632911" calcext:value-type="float">
            <text:p>0.1139240506</text:p>
          </table:table-cell>
          <table:table-cell office:value-type="float" office:value="0.138888888888889" calcext:value-type="float">
            <text:p>0.1388888889</text:p>
          </table:table-cell>
          <table:table-cell office:value-type="float" office:value="0.437420986093553" calcext:value-type="float">
            <text:p>0.4374209861</text:p>
          </table:table-cell>
          <table:table-cell office:value-type="float" office:value="0.154150197628459" calcext:value-type="float">
            <text:p>0.1541501976</text:p>
          </table:table-cell>
          <table:table-cell office:value-type="float" office:value="0.0987341772151899" calcext:value-type="float">
            <text:p>0.0987341772</text:p>
          </table:table-cell>
          <table:table-cell office:value-type="float" office:value="0.12037037037037" calcext:value-type="float">
            <text:p>0.1203703704</text:p>
          </table:table-cell>
        </table:table-row>
        <table:table-row table:style-name="ro1">
          <table:table-cell office:value-type="string" calcext:value-type="string">
            <text:p>vitEL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29" calcext:value-type="float">
            <text:p>629</text:p>
          </table:table-cell>
          <table:table-cell office:value-type="float" office:value="0.119145439605588" calcext:value-type="float">
            <text:p>0.1191454396</text:p>
          </table:table-cell>
          <table:table-cell office:value-type="float" office:value="0.484798685291701" calcext:value-type="float">
            <text:p>0.4847986853</text:p>
          </table:table-cell>
          <table:table-cell office:value-type="float" office:value="0.229299363057325" calcext:value-type="float">
            <text:p>0.2292993631</text:p>
          </table:table-cell>
          <table:table-cell office:value-type="float" office:value="0.0887428101889893" calcext:value-type="float">
            <text:p>0.0887428102</text:p>
          </table:table-cell>
          <table:table-cell office:value-type="float" office:value="0.127962085308057" calcext:value-type="float">
            <text:p>0.1279620853</text:p>
          </table:table-cell>
          <table:table-cell office:value-type="float" office:value="0.469186524239934" calcext:value-type="float">
            <text:p>0.4691865242</text:p>
          </table:table-cell>
          <table:table-cell office:value-type="float" office:value="0.148619957537155" calcext:value-type="float">
            <text:p>0.1486199575</text:p>
          </table:table-cell>
          <table:table-cell office:value-type="float" office:value="0.057518488085456" calcext:value-type="float">
            <text:p>0.0575184881</text:p>
          </table:table-cell>
          <table:table-cell office:value-type="float" office:value="0.0829383886255924" calcext:value-type="float">
            <text:p>0.0829383886</text:p>
          </table:table-cell>
        </table:table-row>
        <table:table-row table:style-name="ro1">
          <table:table-cell office:value-type="string" calcext:value-type="string">
            <text:p>vitEL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29" calcext:value-type="float">
            <text:p>629</text:p>
          </table:table-cell>
          <table:table-cell office:value-type="float" office:value="0.271158586688578" calcext:value-type="float">
            <text:p>0.2711585867</text:p>
          </table:table-cell>
          <table:table-cell office:value-type="float" office:value="0.412078882497946" calcext:value-type="float">
            <text:p>0.4120788825</text:p>
          </table:table-cell>
          <table:table-cell office:value-type="float" office:value="0.135672514619883" calcext:value-type="float">
            <text:p>0.1356725146</text:p>
          </table:table-cell>
          <table:table-cell office:value-type="float" office:value="0.09531635168447" calcext:value-type="float">
            <text:p>0.0953163517</text:p>
          </table:table-cell>
          <table:table-cell office:value-type="float" office:value="0.111969111969112" calcext:value-type="float">
            <text:p>0.111969112</text:p>
          </table:table-cell>
          <table:table-cell office:value-type="float" office:value="0.396877567789647" calcext:value-type="float">
            <text:p>0.3968775678</text:p>
          </table:table-cell>
          <table:table-cell office:value-type="float" office:value="0.0923976608187135" calcext:value-type="float">
            <text:p>0.0923976608</text:p>
          </table:table-cell>
          <table:table-cell office:value-type="float" office:value="0.0649137222678718" calcext:value-type="float">
            <text:p>0.0649137223</text:p>
          </table:table-cell>
          <table:table-cell office:value-type="float" office:value="0.0762548262548263" calcext:value-type="float">
            <text:p>0.0762548263</text:p>
          </table:table-cell>
        </table:table-row>
        <table:table-row table:style-name="ro1">
          <table:table-cell office:value-type="string" calcext:value-type="string">
            <text:p>vitEL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29" calcext:value-type="float">
            <text:p>629</text:p>
          </table:table-cell>
          <table:table-cell office:value-type="float" office:value="0.429752066115703" calcext:value-type="float">
            <text:p>0.4297520661</text:p>
          </table:table-cell>
          <table:table-cell office:value-type="float" office:value="0.340659340659341" calcext:value-type="float">
            <text:p>0.3406593407</text:p>
          </table:table-cell>
          <table:table-cell office:value-type="float" office:value="0.108945969884854" calcext:value-type="float">
            <text:p>0.1089459699</text:p>
          </table:table-cell>
          <table:table-cell office:value-type="float" office:value="0.112328767123288" calcext:value-type="float">
            <text:p>0.1123287671</text:p>
          </table:table-cell>
          <table:table-cell office:value-type="float" office:value="0.110611510791367" calcext:value-type="float">
            <text:p>0.1106115108</text:p>
          </table:table-cell>
          <table:table-cell office:value-type="float" office:value="0.3246336996337" calcext:value-type="float">
            <text:p>0.3246336996</text:p>
          </table:table-cell>
          <table:table-cell office:value-type="float" office:value="0.0779450841452613" calcext:value-type="float">
            <text:p>0.0779450841</text:p>
          </table:table-cell>
          <table:table-cell office:value-type="float" office:value="0.080365296803653" calcext:value-type="float">
            <text:p>0.0803652968</text:p>
          </table:table-cell>
          <table:table-cell office:value-type="float" office:value="0.079136690647482" calcext:value-type="float">
            <text:p>0.0791366906</text:p>
          </table:table-cell>
        </table:table-row>
        <table:table-row table:style-name="ro1">
          <table:table-cell office:value-type="string" calcext:value-type="string">
            <text:p>vitEL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29" calcext:value-type="float">
            <text:p>629</text:p>
          </table:table-cell>
          <table:table-cell office:value-type="float" office:value="0.557929334428924" calcext:value-type="float">
            <text:p>0.5579293344</text:p>
          </table:table-cell>
          <table:table-cell office:value-type="float" office:value="0.274856203779786" calcext:value-type="float">
            <text:p>0.2748562038</text:p>
          </table:table-cell>
          <table:table-cell office:value-type="float" office:value="0.0844072164948454" calcext:value-type="float">
            <text:p>0.0844072165</text:p>
          </table:table-cell>
          <table:table-cell office:value-type="float" office:value="0.107641741988496" calcext:value-type="float">
            <text:p>0.107641742</text:p>
          </table:table-cell>
          <table:table-cell office:value-type="float" office:value="0.0946189960274467" calcext:value-type="float">
            <text:p>0.094618996</text:p>
          </table:table-cell>
          <table:table-cell office:value-type="float" office:value="0.261298274445357" calcext:value-type="float">
            <text:p>0.2612982744</text:p>
          </table:table-cell>
          <table:table-cell office:value-type="float" office:value="0.0631443298969072" calcext:value-type="float">
            <text:p>0.0631443299</text:p>
          </table:table-cell>
          <table:table-cell office:value-type="float" office:value="0.0805258833196385" calcext:value-type="float">
            <text:p>0.0805258833</text:p>
          </table:table-cell>
          <table:table-cell office:value-type="float" office:value="0.0707836764174793" calcext:value-type="float">
            <text:p>0.0707836764</text:p>
          </table:table-cell>
        </table:table-row>
      </table:table>
      <table:named-expressions/>
      <table:database-ranges>
        <table:database-range table:name="__Anonymous_Sheet_DB__0" table:target-range-address="detail.A1:detail.M1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HK" style:font-name-complex="Noto Sans CJK T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 PL UMing HK'" style:font-family-generic-asian="system" style:font-pitch-asian="variable" style:font-size-asian="12pt" style:language-asian="zh" style:country-asian="HK" style:font-name-complex="Noto Sans CJK T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/00/00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30T00:17:55.556009177</dc:date>
    <meta:editing-duration>PT9M29S</meta:editing-duration>
    <meta:editing-cycles>1</meta:editing-cycles>
    <meta:document-statistic meta:table-count="1" meta:cell-count="208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1.125cm" svg:height="6.106cm" xlink:href=".." xlink:type="simple" chart:class="chart:line" chart:style-name="ch1">
        <chart:legend svg:x="0cm" svg:y="0cm" style:legend-expansion="custom" chartooo:width="11.125cm" chartooo:height="6.106cm" style:legend-expansion-aspect-ratio="1.82197838191942" chart:style-name="ch2"/>
        <chart:plot-area chart:style-name="ch3" table:cell-range-address="detail.A1:detail.A1 detail.I1:detail.I16 detail.A9:detail.A9" chart:data-source-has-labels="row" svg:x="0.222cm" svg:y="0.122cm" svg:width="10.681cm" svg:height="5.862cm">
          <chartooo:coordinate-region svg:x="1.15cm" svg:y="0.325cm" svg:width="9.656cm" svg:height="5.0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tail.I1:detail.I8" chart:label-cell-address="detail.A1:detail.A1" chart:class="chart:line">
            <chart:data-point chart:repeated="8"/>
          </chart:series>
          <chart:series chart:style-name="ch7" chart:values-cell-range-address="detail.I9:detail.I16" chart:label-cell-address="detail.A9:detail.A9" chart:class="chart:line">
            <chart:data-point chart:repeated="8"/>
          </chart:series>
          <chart:wall chart:style-name="ch8"/>
          <chart:floor chart:style-name="ch9"/>
        </chart:plot-area>
        <draw:frame draw:style-name="gr1" draw:text-style-name="P1" svg:width="11.126cm" svg:height="6.107cm" svg:x="0cm" svg:y="0cm">
          <draw:image xlink:href="Pictures/2000003D00002B76000017DBC4525B10A2EC61E0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tAll</text:p>
                <draw:g>
                  <svg:desc>detail.A1:detail.A1</svg:desc>
                </draw:g>
              </table:table-cell>
              <table:table-cell office:value-type="string">
                <text:p>vitELE</text:p>
                <draw:g>
                  <svg:desc>detail.A9:detail.A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64500792393027">
                <text:p>0.0364500792393027</text:p>
                <draw:g>
                  <svg:desc>detail.I1:detail.I8</svg:desc>
                </draw:g>
              </table:table-cell>
              <table:table-cell office:value-type="float" office:value="0.0032546786004882">
                <text:p>0.0032546786004882</text:p>
                <draw:g>
                  <svg:desc>detail.I9:detail.I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33521923620934">
                <text:p>0.0933521923620934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8349619978284">
                <text:p>0.118349619978284</text:p>
              </table:table-cell>
              <table:table-cell office:value-type="float" office:value="0.110655737704918">
                <text:p>0.1106557377049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6288032454361">
                <text:p>0.106288032454361</text:p>
              </table:table-cell>
              <table:table-cell office:value-type="float" office:value="0.138888888888889">
                <text:p>0.138888888888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4020618556701">
                <text:p>0.134020618556701</text:p>
              </table:table-cell>
              <table:table-cell office:value-type="float" office:value="0.127962085308057">
                <text:p>0.1279620853080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142061281337">
                <text:p>0.11142061281337</text:p>
              </table:table-cell>
              <table:table-cell office:value-type="float" office:value="0.111969111969112">
                <text:p>0.1119691119691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5882352941176">
                <text:p>0.105882352941176</text:p>
              </table:table-cell>
              <table:table-cell office:value-type="float" office:value="0.110611510791367">
                <text:p>0.1106115107913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37940761636107">
                <text:p>0.0937940761636107</text:p>
              </table:table-cell>
              <table:table-cell office:value-type="float" office:value="0.0946189960274467">
                <text:p>0.09461899602744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687cm" svg:height="4.589cm" xlink:href=".." xlink:type="simple" chart:class="chart:line" chart:style-name="ch1">
        <chart:legend svg:x="3.967cm" svg:y="2.466cm" style:legend-expansion="custom" chartooo:width="4.72cm" chartooo:height="2.123cm" style:legend-expansion-aspect-ratio="2.22326895902025" chart:style-name="ch2"/>
        <chart:plot-area chart:style-name="ch3" table:cell-range-address="detail.A1:detail.A1 detail.G1:detail.G16 detail.A9:detail.A9" chart:data-source-has-labels="row" svg:x="0.173cm" svg:y="0.091cm" svg:width="8.341cm" svg:height="4.407cm">
          <chartooo:coordinate-region svg:x="0.911cm" svg:y="0.294cm" svg:width="7.506cm" svg:height="3.5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tail.G1:detail.G8" chart:label-cell-address="detail.A1:detail.A1" chart:class="chart:line">
            <chart:data-point chart:repeated="8"/>
          </chart:series>
          <chart:series chart:style-name="ch7" chart:values-cell-range-address="detail.G9:detail.G16" chart:label-cell-address="detail.A9:detail.A9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tAll</text:p>
                <draw:g>
                  <svg:desc>detail.A1:detail.A1</svg:desc>
                </draw:g>
              </table:table-cell>
              <table:table-cell office:value-type="string">
                <text:p>vitELE</text:p>
                <draw:g>
                  <svg:desc>detail.A9:detail.A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11111111111111">
                <text:p>0.511111111111111</text:p>
                <draw:g>
                  <svg:desc>detail.G1:detail.G8</svg:desc>
                </draw:g>
              </table:table-cell>
              <table:table-cell office:value-type="float" office:value="0.166666666666667">
                <text:p>0.166666666666667</text:p>
                <draw:g>
                  <svg:desc>detail.G9:detail.G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502538071066">
                <text:p>0.33502538071066</text:p>
              </table:table-cell>
              <table:table-cell office:value-type="float" office:value="0.491525423728814">
                <text:p>0.4915254237288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44">
                <text:p>0.1744</text:p>
              </table:table-cell>
              <table:table-cell office:value-type="float" office:value="0.327935222672065">
                <text:p>0.3279352226720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4967948717949">
                <text:p>0.104967948717949</text:p>
              </table:table-cell>
              <table:table-cell office:value-type="float" office:value="0.177865612648221">
                <text:p>0.1778656126482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0806794055202">
                <text:p>0.220806794055202</text:p>
              </table:table-cell>
              <table:table-cell office:value-type="float" office:value="0.229299363057325">
                <text:p>0.2292993630573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8068303094984">
                <text:p>0.128068303094984</text:p>
              </table:table-cell>
              <table:table-cell office:value-type="float" office:value="0.135672514619883">
                <text:p>0.1356725146198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1275318829707">
                <text:p>0.101275318829707</text:p>
              </table:table-cell>
              <table:table-cell office:value-type="float" office:value="0.108945969884854">
                <text:p>0.1089459698848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21494749845584">
                <text:p>0.0821494749845584</text:p>
              </table:table-cell>
              <table:table-cell office:value-type="float" office:value="0.0844072164948454">
                <text:p>0.08440721649484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